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Consolas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margin-top="0in" fo:margin-bottom="0in"/>
      <style:text-properties style:font-name="Consolas" fo:font-size="10pt" style:font-size-asian="10pt" style:font-size-complex="10pt"/>
    </style:style>
    <style:style style:name="P4" style:family="paragraph" style:parent-style-name="Text_20_body">
      <style:paragraph-properties fo:margin-top="0in" fo:margin-bottom="0in" fo:break-before="column"/>
      <style:text-properties style:font-name="Consolas" fo:font-size="10pt" style:font-size-asian="10pt" style:font-size-complex="10pt"/>
    </style:style>
    <style:style style:name="P5" style:family="paragraph" style:parent-style-name="Text_20_body">
      <style:paragraph-properties fo:margin-left="0.4925in" fo:margin-right="0in" fo:margin-top="0in" fo:margin-bottom="0in" fo:text-indent="0in" style:auto-text-indent="false"/>
      <style:text-properties style:font-name="Consolas" fo:font-size="10pt" style:font-size-asian="10pt" style:font-size-complex="10pt"/>
    </style:style>
    <style:style style:name="P6" style:family="paragraph" style:parent-style-name="Heading_20_1">
      <style:paragraph-properties fo:break-before="page"/>
    </style:style>
    <style:style style:name="T1" style:family="text">
      <style:text-properties fo:font-size="10pt" style:font-size-asian="10pt" style:font-size-complex="10pt"/>
    </style:style>
    <style:style style:name="Sect1" style:family="section">
      <style:section-properties text:dont-balance-text-columns="tru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[1.I]</text:h>
      <text:p text:style-name="Text_20_body">When you push ctr-c, you generate a SIGINT (interrupt from keyboard) signal. The program previously registered a signal handler my_routine to this signal. Whenever ctrl-c is pressed, a SIGINT signal is generated, and the signal handler my_routine is called.</text:p>
      <text:p text:style-name="Text_20_body">The signal handler is my_routine()</text:p>
      <text:p text:style-name="P5">bash-3.2$ ./ex1</text:p>
      <text:p text:style-name="P5">Entering infinite loop</text:p>
      <text:p text:style-name="P5">Running my_routine</text:p>
      <text:p text:style-name="P5">Running my_routine</text:p>
      <text:p text:style-name="P5">Running my_routine</text:p>
      <text:p text:style-name="P5">Running my_routine</text:p>
      <text:p text:style-name="P5">Running my_routine</text:p>
      <text:p text:style-name="P5">Running my_routine</text:p>
      <text:p text:style-name="P5">Quit</text:p>
      <text:p text:style-name="P5">bash-3.2$ </text:p>
      <text:h text:style-name="Heading_20_1" text:outline-level="1">[1.II]</text:h>
      <text:p text:style-name="Text_20_body">SIG_DFL causes the default behavior to occur when the signal is received.</text:p>
      <text:p text:style-name="Text_20_body">The default action for CTRL-C is term -&gt; terminate the process.</text:p>
      <text:p text:style-name="P5">bash-3.2$ ./ex1</text:p>
      <text:p text:style-name="P5">Entering infinite loop</text:p>
      <text:p text:style-name="P5"></text:p>
      <text:p text:style-name="P5">bash-3.2$ </text:p>
      <text:h text:style-name="Heading_20_1" text:outline-level="1">[1.III]</text:h>
      <text:p text:style-name="Text_20_body">The signal is being ignored, as this is what SIG_IGN does. It overrides the default behavior, and doesn't replace it with a custom signal handler. </text:p>
      <text:p text:style-name="P5">bash-3.2$ ./ex1</text:p>
      <text:p text:style-name="P5">Entering infinite loop</text:p>
      <text:p text:style-name="P5">Quit</text:p>
      <text:p text:style-name="P5">bash-3.2$ </text:p>
      <text:h text:style-name="Heading_20_1" text:outline-level="1">[1.IV]</text:h>
      <text:p text:style-name="Text_20_body">The signal generated by pressing CTRL-\ is SIGQUIT. The default behavior is to terminate the process. The new signal() call instead causes the signal to call my_routine(), which doesn't kill the process.</text:p>
      <text:p text:style-name="P5">bash-3.2$ ./ex1</text:p>
      <text:p text:style-name="P5">Entering infinite loop</text:p>
      <text:p text:style-name="P5">Running my_routine</text:p>
      <text:p text:style-name="P5">Running my_routine</text:p>
      <text:p text:style-name="P5">Running my_routine</text:p>
      <text:p text:style-name="P5"></text:p>
      <text:p text:style-name="P5">bash-3.2$ </text:p>
      <text:p text:style-name="P3"/>
      <text:h text:style-name="P6" text:outline-level="1">[2]</text:h>
      <text:p text:style-name="P5">bash-3.2$ ./ex2</text:p>
      <text:p text:style-name="P5">Entering infinite loop</text:p>
      <text:p text:style-name="P5">The signal number is 2</text:p>
      <text:p text:style-name="P5">The signal number is 2</text:p>
      <text:p text:style-name="P5">The signal number is 2</text:p>
      <text:p text:style-name="P5">The signal number is 2</text:p>
      <text:p text:style-name="P5">The signal number is 2</text:p>
      <text:p text:style-name="P5">The signal number is 3</text:p>
      <text:p text:style-name="P5">The signal number is 3</text:p>
      <text:p text:style-name="P5">The signal number is 3</text:p>
      <text:p text:style-name="P5">The signal number is 3</text:p>
      <text:p text:style-name="P5">The signal number is 3</text:p>
      <text:p text:style-name="P5">The signal number is 3</text:p>
      <text:p text:style-name="P5">The signal number is 3</text:p>
      <text:p text:style-name="P5">The signal number is 3</text:p>
      <text:p text:style-name="P5">The signal number is 3</text:p>
      <text:p text:style-name="P5">Terminated</text:p>
      <text:p text:style-name="P5">bash-3.2$ </text:p>
      <text:p text:style-name="P3"/>
      <text:p text:style-name="Text_20_body">Input<text:tab/><text:tab/>Signal<text:tab/><text:tab/>Number</text:p>
      <text:p text:style-name="Text_20_body">CTRL-C<text:tab/>SIGINT<text:tab/>2</text:p>
      <text:p text:style-name="Text_20_body">CTRL-\<text:tab/>SIGQUIT<text:tab/>3</text:p>
      <text:h text:style-name="Heading_20_1" text:outline-level="1">[3]</text:h>
      <text:p text:style-name="Text_20_body">Source<text:tab/><text:tab/><text:tab/><text:tab/><text:tab/><text:tab/><text:tab/>Output</text:p>
      <text:section text:style-name="Sect1" text:name="Section1">
        <text:p text:style-name="P3">#include &lt;stdio.h&gt;</text:p>
        <text:p text:style-name="P3">#include &lt;stdlib.h&gt;</text:p>
        <text:p text:style-name="P3">#include &lt;signal.h&gt;</text:p>
        <text:p text:style-name="P3"></text:p>
        <text:p text:style-name="P3">void my_proc();</text:p>
        <text:p text:style-name="P3"></text:p>
        <text:p text:style-name="P3">main()</text:p>
        <text:p text:style-name="P3">{</text:p>
        <text:p text:style-name="P3"><text:s text:c="8"/>signal(SIGFPE, my_proc);</text:p>
        <text:p text:style-name="P3"><text:s text:c="8"/>int a = 1;</text:p>
        <text:p text:style-name="P3"><text:s text:c="8"/>a = a/0;</text:p>
        <text:p text:style-name="P3">}</text:p>
        <text:p text:style-name="P3"></text:p>
        <text:p text:style-name="P3">void my_proc()</text:p>
        <text:p text:style-name="P3">{</text:p>
        <text:p text:style-name="P3"><text:s text:c="8"/>printf("Division by zero\n");</text:p>
        <text:p text:style-name="P3"><text:s text:c="8"/>exit(1);</text:p>
        <text:p text:style-name="P3">}</text:p>
        <text:p text:style-name="P4">bash-3.2$ gcc -o ex3 ex3.c</text:p>
        <text:p text:style-name="P3">ex3.c: In function ‘main’:</text:p>
        <text:p text:style-name="P3">ex3.c:11: warning: division by zero</text:p>
        <text:p text:style-name="P3">bash-3.2$ ./ex3</text:p>
        <text:p text:style-name="P3">Division by zero</text:p>
        <text:p text:style-name="P3">bash-3.2$ </text:p>
      </text:section>
      <text:p text:style-name="Text_20_body">I thought it was an interesting point that the compiler gives a warning.</text:p>
      <text:p text:style-name="Text_20_body">The signal() must come first, because it has to register the signal handler before the signal is generated. Otherwise the default behavior is used.</text:p>
      <text:h text:style-name="P6" text:outline-level="1">[4]</text:h>
      <text:p text:style-name="Text_20_body">Atoi() attempts to parse an integer from arg[2] . After arg[2] seconds, the message arg[1] is printed.</text:p>
      <text:p text:style-name="Text_20_body">Alarm takes an integer argument, and basically after arg seconds, it generates a SIGALRM signal. No alarm is generated if alarm() is passed 0. Conveniently, atoi() returns 0 if it fails to parse an integer.</text:p>
      <text:p text:style-name="P5">bash-3.2$ ./ex4 hi 3</text:p>
      <text:p text:style-name="P5">Entering infinite loop</text:p>
      <text:p text:style-name="P5">hi</text:p>
      <text:p text:style-name="P5">bash-3.2$ ./ex4 hi hi</text:p>
      <text:p text:style-name="P5">Entering infinite loop</text:p>
      <text:h text:style-name="Heading_20_1" text:outline-level="1">[5]</text:h>
      <text:p text:style-name="P5">bash-3.2$ ./ex5</text:p>
      <text:p text:style-name="P5">Parent 14668 with child 14669</text:p>
      <text:p text:style-name="Text_20_body"/>
      <text:p text:style-name="Text_20_body">Kill sends the signal SIGINT to the process with ID ret, which will be the child process. Fork() returns the spawned process id for the parent process.</text:p>
      <text:p text:style-name="P5">bash-3.2$ ./ex5</text:p>
      <text:p text:style-name="P5">Parent 14681 with child 14682</text:p>
      <text:p text:style-name="P5">Child 14682 with parent 14681</text:p>
      <text:p text:style-name="Text_20_body"/>
      <text:p text:style-name="Text_20_body">The child process ignores SIGINT signals, so isn't killed by the kill() call. The parent has a shorter sleep(), so prints first, but has to wait for the child to exit because of wait().</text:p>
      <text:h text:style-name="Heading_20_1" text:outline-level="1"/>
      <text:h text:style-name="P6" text:outline-level="1">[6]</text:h>
      <text:p text:style-name="Text_20_body">2 processes are running, fork is called once.</text:p>
      <text:list xml:id="list1150904975" text:style-name="L1">
        <text:list-item>
          <text:p text:style-name="P2">Message is declared as a constant array of characters : “How are you?”</text:p>
        </text:list-item>
        <text:list-item>
          <text:p text:style-name="P2">inbuff is declared as an array of MSGSIZE characters</text:p>
        </text:list-item>
        <text:list-item>
          <text:p text:style-name="P2">A pipe is created</text:p>
        </text:list-item>
        <text:list-item>
          <text:p text:style-name="P2">Parent process writes the message to the output side of the pipe</text:p>
        </text:list-item>
        <text:list-item>
          <text:p text:style-name="P2">Child process reads MSGSIZE bytes from the pipe into inbuff</text:p>
        </text:list-item>
        <text:list-item>
          <text:p text:style-name="P2">inbuff printed by Child</text:p>
        </text:list-item>
      </text:list>
      <text:p text:style-name="Text_20_body">The sleep assures the parent writes to the pipe before the child reads from it. The same can be accomplished with:</text:p>
      <text:p text:style-name="P5">if(ret &gt; 0) //parent</text:p>
      <text:p text:style-name="P5"><text:tab/>wait() //wait for child to exit</text:p>
      <text:p text:style-name="P5"><text:tab/>read(p[0], inbuff, MSGSIZE)</text:p>
      <text:p text:style-name="P5"><text:tab/>print inbuff</text:p>
      <text:p text:style-name="P5">else //child</text:p>
      <text:p text:style-name="P5"><text:tab/>write(p[1], msg, MSGSIZE)</text:p>
      <text:p text:style-name="P5"/>
      <text:p text:style-name="Text_20_body">output from program</text:p>
      <text:p text:style-name="P5">bash-3.2$ ./ex6</text:p>
      <text:p text:style-name="P5">bash-3.2$ How are you?</text:p>
      <text:h text:style-name="Heading_20_1" text:outline-level="1">[7]</text:h>
      <text:p text:style-name="Text_20_body"/>
      <text:p text:style-name="P1"><text:tab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Matt Mallett<text:tab/><text:tab/>CprE 315 Lab 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hew Mallett</meta:initial-creator>
    <meta:creation-date>2012-10-31T15:48:45</meta:creation-date>
    <dc:date>2012-10-31T17:17:59</dc:date>
    <dc:creator>Mathew Mallett</dc:creator>
    <meta:editing-duration>PT01H16M32S</meta:editing-duration>
    <meta:editing-cycles>4</meta:editing-cycles>
    <meta:generator>OpenOffice.org/3.1$Unix OpenOffice.org_project/310m19$Build-9420</meta:generator>
    <meta:document-statistic meta:table-count="0" meta:image-count="0" meta:object-count="0" meta:page-count="4" meta:paragraph-count="122" meta:word-count="622" meta:character-count="3766"/>
  </office:meta>
</office:document-meta>
</file>